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="solid" draw:fill-color="#dddddd" draw:textarea-horizontal-align="justify" draw:textarea-vertical-align="middle" draw:auto-grow-height="false" fo:min-height="1.82cm" fo:min-width="1.57cm" fo:padding-top="0.151cm" fo:padding-bottom="0.151cm" fo:padding-left="0.276cm" fo:padding-right="0.276cm"/>
    </style:style>
    <style:style style:name="gr2" style:family="graphic" style:parent-style-name="standard">
      <style:graphic-properties draw:stroke="none" draw:fill-color="#009900" draw:textarea-horizontal-align="justify" draw:textarea-vertical-align="middle" draw:auto-grow-height="false" fo:min-height="1.15cm" fo:min-width="1.501cm"/>
    </style:style>
    <style:style style:name="gr3" style:family="graphic" style:parent-style-name="standard">
      <style:graphic-properties draw:stroke="none" draw:fill-color="#ff3333" draw:textarea-vertical-align="middle" draw:auto-grow-height="false" fo:min-height="0.418cm" fo:min-width="0.312cm"/>
    </style:style>
    <style:style style:name="P1" style:family="paragraph">
      <loext:graphic-properties draw:fill="solid" draw:fill-color="#dddddd"/>
      <style:paragraph-properties fo:text-align="center"/>
    </style:style>
    <style:style style:name="P2" style:family="paragraph">
      <loext:graphic-properties draw:fill-color="#009900"/>
      <style:paragraph-properties fo:text-align="center"/>
    </style:style>
    <style:style style:name="P3" style:family="paragraph">
      <loext:graphic-properties draw:fill-color="#ff3333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3cm" svg:height="3cm" svg:x="7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cm" svg:height="3cm" svg:x="7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cm" svg:height="3cm" svg:x="7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cm" svg:height="3cm" svg:x="4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" draw:text-style-name="P1" draw:layer="layout" svg:width="3cm" svg:height="3cm" svg:x="7cm" svg:y="10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2cm" svg:height="1.4cm" draw:transform="rotate (1.5707963267949) translate (7.8cm 12.5cm)">
            <text:p/>
            <draw:enhanced-geometry svg:viewBox="0 0 21600 21600" draw:text-areas="0 0 21600 21600" draw:type="chevron" draw:modifiers="14928.9355322339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3cm" svg:height="3cm" svg:x="1cm" svg:y="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2.15cm" svg:height="2cm" svg:x="1.4cm" svg:y="1.45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</draw:g>
      </draw:page>
      <draw:page draw:name="page2" draw:style-name="dp1" draw:master-page-name="Default">
        <draw:custom-shape draw:style-name="gr1" draw:text-style-name="P1" draw:layer="layout" svg:width="3cm" svg:height="3cm" svg:x="13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cm" svg:height="3cm" svg:x="13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cm" svg:height="3cm" svg:x="13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cm" svg:height="3cm" svg:x="10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" draw:text-style-name="P1" draw:layer="layout" svg:width="3cm" svg:height="3cm" svg:x="13cm" svg:y="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2cm" svg:height="1.4cm" draw:transform="rotate (1.5707963267949) translate (13.8cm 15.5cm)">
            <text:p/>
            <draw:enhanced-geometry svg:viewBox="0 0 21600 21600" draw:text-areas="0 0 21600 21600" draw:type="chevron" draw:modifiers="14928.9355322339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</draw:g>
        <draw:custom-shape draw:style-name="gr1" draw:text-style-name="P1" draw:layer="layout" svg:width="3cm" svg:height="3cm" svg:x="13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" draw:text-style-name="P1" draw:layer="layout" svg:width="3cm" svg:height="3cm" svg:x="1cm" svg:y="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2.15cm" svg:height="2cm" svg:x="1.4cm" svg:y="13.45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</draw:g>
        <draw:custom-shape draw:style-name="gr1" draw:text-style-name="P1" draw:layer="layout" svg:width="3cm" svg:height="3cm" svg:x="7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cm" svg:height="3cm" svg:x="1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cm" svg:height="3cm" svg:x="1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cm" svg:height="3cm" svg:x="1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cm" svg:height="3cm" svg:x="4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cm" svg:height="3cm" svg:x="1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3" draw:style-name="dp1" draw:master-page-name="Default">
        <draw:custom-shape draw:style-name="gr1" draw:text-style-name="P1" draw:layer="layout" svg:width="3cm" svg:height="3cm" svg:x="1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cm" svg:height="3cm" svg:x="4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" draw:text-style-name="P1" draw:layer="layout" svg:width="3cm" svg:height="3cm" svg:x="1cm" svg:y="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2cm" svg:height="1.4cm" draw:transform="rotate (1.5707963267949) translate (1.8cm 15.5cm)">
            <text:p/>
            <draw:enhanced-geometry svg:viewBox="0 0 21600 21600" draw:text-areas="0 0 21600 21600" draw:type="chevron" draw:modifiers="14928.9355322339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</draw:g>
        <draw:custom-shape draw:style-name="gr1" draw:text-style-name="P1" draw:layer="layout" svg:width="3cm" svg:height="3cm" svg:x="1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" draw:text-style-name="P1" draw:layer="layout" svg:width="3cm" svg:height="3cm" svg:x="10cm" svg:y="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2.15cm" svg:height="2cm" svg:x="10.4cm" svg:y="1.45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</draw:g>
        <draw:custom-shape draw:style-name="gr1" draw:text-style-name="P1" draw:layer="layout" svg:width="3cm" svg:height="3cm" svg:x="7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cm" svg:height="3cm" svg:x="7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cm" svg:height="3cm" svg:x="7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4" draw:style-name="dp1" draw:master-page-name="Default">
        <draw:custom-shape draw:style-name="gr1" draw:text-style-name="P1" draw:layer="layout" svg:width="3cm" svg:height="3cm" svg:x="7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cm" svg:height="3cm" svg:x="7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cm" svg:height="3cm" svg:x="4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cm" svg:height="3cm" svg:x="4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" draw:text-style-name="P1" draw:layer="layout" svg:width="3cm" svg:height="3cm" svg:x="10cm" svg:y="10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2cm" svg:height="1.4cm" draw:transform="rotate (1.5707963267949) translate (10.8cm 12.5cm)">
            <text:p/>
            <draw:enhanced-geometry svg:viewBox="0 0 21600 21600" draw:text-areas="0 0 21600 21600" draw:type="chevron" draw:modifiers="14928.9355322339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</draw:g>
        <draw:custom-shape draw:style-name="gr1" draw:text-style-name="P1" draw:layer="layout" svg:width="3cm" svg:height="3cm" svg:x="10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" draw:text-style-name="P1" draw:layer="layout" svg:width="3cm" svg:height="3cm" svg:x="1cm" svg:y="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2.15cm" svg:height="2cm" svg:x="1.4cm" svg:y="1.45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</draw:g>
      </draw:page>
      <draw:page draw:name="page5" draw:style-name="dp1" draw:master-page-name="Default">
        <draw:custom-shape draw:style-name="gr1" draw:text-style-name="P1" draw:layer="layout" svg:width="3cm" svg:height="3cm" svg:x="1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cm" svg:height="3cm" svg:x="1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cm" svg:height="3cm" svg:x="4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cm" svg:height="3cm" svg:x="7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cm" svg:height="3cm" svg:x="7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cm" svg:height="3cm" svg:x="1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cm" svg:height="1.4cm" draw:transform="rotate (1.5707963267949) translate (1.8cm 9.5cm)">
          <text:p/>
          <draw:enhanced-geometry svg:viewBox="0 0 21600 21600" draw:text-areas="0 0 21600 21600" draw:type="chevron" draw:modifiers="14928.9355322339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3cm" svg:height="3cm" svg:x="10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cm" svg:height="3cm" svg:x="10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cm" svg:height="3cm" svg:x="10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cm" svg:height="3cm" svg:x="10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cm" svg:height="3cm" svg:x="7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cm" svg:height="3cm" svg:x="4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cm" svg:height="3cm" svg:x="4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2.15cm" svg:height="2cm" svg:x="4.4cm" svg:y="13.45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</draw:page>
      <draw:page draw:name="page6" draw:style-name="dp1" draw:master-page-name="Default">
        <draw:custom-shape draw:style-name="gr1" draw:text-style-name="P1" draw:layer="layout" svg:width="3cm" svg:height="3cm" svg:x="7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cm" svg:height="3cm" svg:x="4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cm" svg:height="3cm" svg:x="10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cm" svg:height="3cm" svg:x="13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cm" svg:height="3cm" svg:x="7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cm" svg:height="3cm" svg:x="10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cm" svg:height="1.4cm" draw:transform="rotate (1.5707963267949) translate (10.8cm 9.5cm)">
          <text:p/>
          <draw:enhanced-geometry svg:viewBox="0 0 21600 21600" draw:text-areas="0 0 21600 21600" draw:type="chevron" draw:modifiers="14928.9355322339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3cm" svg:height="3cm" svg:x="1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cm" svg:height="3cm" svg:x="1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cm" svg:height="3cm" svg:x="4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cm" svg:height="3cm" svg:x="1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cm" svg:height="3cm" svg:x="4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cm" svg:height="3cm" svg:x="10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" draw:text-style-name="P1" draw:layer="layout" svg:width="3cm" svg:height="3cm" svg:x="19cm" svg:y="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2.15cm" svg:height="2cm" svg:x="19.4cm" svg:y="13.45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</draw:g>
        <draw:custom-shape draw:style-name="gr1" draw:text-style-name="P1" draw:layer="layout" svg:width="3cm" svg:height="3cm" svg:x="13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cm" svg:height="3cm" svg:x="16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cm" svg:height="3cm" svg:x="16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cm" svg:height="3cm" svg:x="16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cm" svg:height="3cm" svg:x="19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1T16:22:16.094346000</meta:creation-date>
    <dc:date>2017-06-21T16:54:31.971120000</dc:date>
    <meta:editing-duration>PT21M51S</meta:editing-duration>
    <meta:editing-cycles>8</meta:editing-cycles>
    <meta:generator>LibreOffice/5.2.7.2$MacOSX_X86_64 LibreOffice_project/2b7f1e640c46ceb28adf43ee075a6e8b8439ed10</meta:generator>
    <meta:document-statistic meta:object-count="86"/>
  </office:meta>
</office:document-meta>
</file>